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 officeooo:paragraph-rsid="0014c52d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3pt" fo:letter-spacing="normal" fo:font-style="normal" fo:font-weight="normal" officeooo:paragraph-rsid="0014c52d" style:font-size-asian="13pt" style:font-size-complex="13pt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letter-spacing="normal" fo:font-style="normal" fo:font-weight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7" style:family="paragraph" style:parent-style-name="Preformatted_20_Text">
      <style:paragraph-properties fo:margin-top="0cm" fo:margin-bottom="0.499cm" style:contextual-spacing="false" fo:orphans="2" fo:widows="2"/>
    </style:style>
    <style:style style:name="P8" style:family="paragraph" style:parent-style-name="Preformatted_20_Text">
      <style:paragraph-properties fo:margin-top="0cm" fo:margin-bottom="0.499cm" style:contextual-spacing="false" fo:orphans="2" fo:widows="2"/>
      <style:text-properties officeooo:paragraph-rsid="0014c52d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4c52d"/>
    </style:style>
    <style:style style:name="T3" style:family="text">
      <style:text-properties fo:font-size="14pt" officeooo:rsid="0014c52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3" text:outline-level="1"><text:bookmark text:name="premirepartiecomplmentssurlesjointures"/>Première partie</text:h>
      <text:h text:style-name="P2" text:outline-level="1"><text:span text:style-name="T3">1</text:span></text:h>
      <text:p text:style-name="P6"><text:span text:style-name="Source_20_Text"><text:span text:style-name="T1">select count(Editeur.Code_Editeur) as nbEditeurs, Pays.Nom_Pays</text:span></text:span></text:p>
      <text:p text:style-name="P5"><text:span text:style-name="Source_20_Text"><text:span text:style-name="T1">from Editeur </text:span></text:span></text:p>
      <text:p text:style-name="P5"><text:span text:style-name="Source_20_Text"><text:span text:style-name="T1">right outer join Pays on Pays.Code_Pays = Editeur.Code_Pays</text:span></text:span></text:p>
      <text:p text:style-name="P5"><text:span text:style-name="Source_20_Text"><text:span text:style-name="T1">group by Pays.Nom_Pays</text:span></text:span></text:p>
      <text:p text:style-name="P8"><text:span text:style-name="Source_20_Text"><text:span text:style-name="T1">order by Pays.Nom_Pays asc</text:span></text:span></text:p>
      <text:p text:style-name="P8"><text:span text:style-name="T2">2</text:span></text:p>
      <text:p text:style-name="P6"><text:span text:style-name="Source_20_Text"><text:span text:style-name="T1">select count(distinct Musicien.Code_Musicien) as nbMusiciens, Pays.Nom_Pays</text:span></text:span></text:p>
      <text:p text:style-name="P5"><text:span text:style-name="Source_20_Text"><text:span text:style-name="T1">from Interpréter</text:span></text:span></text:p>
      <text:p text:style-name="P5"><text:span text:style-name="Source_20_Text"><text:span text:style-name="T1">inner join Musicien on Musicien.Code_Musicien = Interpréter.Code_Musicien</text:span></text:span></text:p>
      <text:p text:style-name="P5"><text:span text:style-name="Source_20_Text"><text:span text:style-name="T1">right outer join Pays on Pays.Code_Pays = Musicien.Code_Pays</text:span></text:span></text:p>
      <text:p text:style-name="P5"><text:span text:style-name="Source_20_Text"><text:span text:style-name="T1">group by Pays.Nom_Pays</text:span></text:span></text:p>
      <text:p text:style-name="P8"><text:span text:style-name="Source_20_Text"><text:span text:style-name="T1">order by Pays.Nom_Pays asc</text:span></text:span></text:p>
      <text:p text:style-name="P8"><text:span text:style-name="T2">3</text:span></text:p>
      <text:p text:style-name="P6"><text:span text:style-name="Source_20_Text"><text:span text:style-name="T1">select count(distinct Musicien.Code_Musicien) as nbMusiciens, Instrument.Nom_Instrument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right outer join Instrument on Instrument.Code_Instrument = Interpréter.Code_Instrument</text:span></text:span></text:p>
      <text:p text:style-name="P5"><text:span text:style-name="Source_20_Text"><text:span text:style-name="T1">group by Instrument.Nom_Instrument</text:span></text:span></text:p>
      <text:p text:style-name="P8"><text:span text:style-name="Source_20_Text"><text:span text:style-name="T1">order by Instrument.Nom_Instrument asc</text:span></text:span></text:p>
      <text:p text:style-name="P8"><text:span text:style-name="T2">4</text:span></text:p>
      <text:p text:style-name="P6"><text:span text:style-name="Source_20_Text"><text:span text:style-name="T1">select count(distinct Instrument.Code_Instrument) as nbInstruments, Enregistrement.Code_Enregistrement</text:span></text:span></text:p>
      <text:p text:style-name="P5"><text:span text:style-name="Source_20_Text"><text:span text:style-name="T1">from Instrument</text:span></text:span></text:p>
      <text:p text:style-name="P5"><text:span text:style-name="Source_20_Text"><text:span text:style-name="T1">inner join Interpréter on Interpréter.Code_Instrument = Instrument.Code_Instrument</text:span></text:span></text:p>
      <text:p text:style-name="P5"><text:span text:style-name="Source_20_Text"><text:span text:style-name="T1">right outer join Enregistrement on Enregistrement.Code_Enregistrement = Interpréter.Code_Enregistrement</text:span></text:span></text:p>
      <text:p text:style-name="P5"><text:span text:style-name="Source_20_Text"><text:span text:style-name="T1">group by Enregistrement.Code_Enregistrement</text:span></text:span></text:p>
      <text:p text:style-name="P8"><text:span text:style-name="Source_20_Text"><text:span text:style-name="T1">order by nbInstruments desc</text:span></text:span></text:p>
      <text:p text:style-name="P8"><text:span text:style-name="T2">5</text:span></text:p>
      <text:p text:style-name="P6"><text:span text:style-name="Source_20_Text"><text:span text:style-name="T1">select distinct Composition.Titre_Composition, Musicien.Nom_Musicien, Musicien.Prénom_Musicien</text:span></text:span></text:p>
      <text:p text:style-name="P5"><text:span text:style-name="Source_20_Text"><text:span text:style-name="T1">from Direction</text:span></text:span></text:p>
      <text:p text:style-name="P5"><text:span text:style-name="Source_20_Text"><text:span text:style-name="T1">inner join Musicien on Direction.Code_Musicien = Musicien.Code_Musicien</text:span></text:span></text:p>
      <text:p text:style-name="P5"><text:span text:style-name="Source_20_Text"><text:span text:style-name="T1">inner join Enregistrement on Direction.Code_Enregistrement = Enregistrement.Code_Enregistrement</text:span></text:span></text:p>
      <text:p text:style-name="P5"><text:span text:style-name="Source_20_Text"><text:span text:style-name="T1">inner join Composition on Enregistrement.Code_Composition=Composition.Code_Composition</text:span></text:span></text:p>
      <text:p text:style-name="P8"><text:span text:style-name="Source_20_Text"><text:span text:style-name="T1">where Composition.Titre_Composition like '%Symphonie%'</text:span></text:span></text:p>
      <text:p text:style-name="P8"><text:soft-page-break/><text:span text:style-name="T2">6</text:span></text:p>
      <text:p text:style-name="P6"><text:span text:style-name="Source_20_Text"><text:span text:style-name="T1">select distinct Composition.Titre_Composition, Musicien.Nom_Musicien, Musicien.Prénom_Musicien</text:span></text:span></text:p>
      <text:p text:style-name="P5"><text:span text:style-name="Source_20_Text"><text:span text:style-name="T1">from Direction</text:span></text:span></text:p>
      <text:p text:style-name="P5"><text:span text:style-name="Source_20_Text"><text:span text:style-name="T1">left join Musicien on Direction.Code_Musicien = Musicien.Code_Musicien</text:span></text:span></text:p>
      <text:p text:style-name="P5"><text:span text:style-name="Source_20_Text"><text:span text:style-name="T1">right join Enregistrement on Direction.Code_Enregistrement = Enregistrement.Code_Enregistrement</text:span></text:span></text:p>
      <text:p text:style-name="P5"><text:span text:style-name="Source_20_Text"><text:span text:style-name="T1">left outer join Composition on Enregistrement.Code_Composition=Composition.Code_Composition</text:span></text:span></text:p>
      <text:p text:style-name="P8"><text:span text:style-name="Source_20_Text"><text:span text:style-name="T1">where Composition.Titre_Composition like '%Symphonie%'</text:span></text:span></text:p>
      <text:p text:style-name="P8"><text:span text:style-name="T2">7</text:span></text:p>
      <text:p text:style-name="P6"><text:span text:style-name="Source_20_Text"><text:span text:style-name="T1">select distinct Composition.Titre_Composition, Coalesce(Musicien.Nom_Musicien, 'Inconnu') as Nom_Musicien, Coalesce(Musicien.Prénom_Musicien, 'Inconnu') as Prénom_Musicien</text:span></text:span></text:p>
      <text:p text:style-name="P5"><text:span text:style-name="Source_20_Text"><text:span text:style-name="T1">from Direction</text:span></text:span></text:p>
      <text:p text:style-name="P5"><text:span text:style-name="Source_20_Text"><text:span text:style-name="T1">left join Musicien on Direction.Code_Musicien = Musicien.Code_Musicien</text:span></text:span></text:p>
      <text:p text:style-name="P5"><text:span text:style-name="Source_20_Text"><text:span text:style-name="T1">right join Enregistrement on Direction.Code_Enregistrement = Enregistrement.Code_Enregistrement</text:span></text:span></text:p>
      <text:p text:style-name="P5"><text:span text:style-name="Source_20_Text"><text:span text:style-name="T1">left outer join Composition on Enregistrement.Code_Composition=Composition.Code_Composition</text:span></text:span></text:p>
      <text:p text:style-name="P8"><text:span text:style-name="Source_20_Text"><text:span text:style-name="T1">where Composition.Titre_Composition like '%Symphonie%' and Musicien.Nom_Musicien in ('Beethoven', 'Inconnu')</text:span></text:span></text:p>
      <text:p text:style-name="P8"><text:span text:style-name="T2">8</text:span></text:p>
      <text:p text:style-name="P6"><text:span text:style-name="Source_20_Text"><text:span text:style-name="T1">select distinct Composition.Titre_Composition, Coalesce(Musicien.Nom_Musicien, 'Inconnu') as Nom_Musicien, Coalesce(Musicien.Prénom_Musicien, 'Inconnu') as Prénom_Musicien</text:span></text:span></text:p>
      <text:p text:style-name="P5"><text:span text:style-name="Source_20_Text"><text:span text:style-name="T1">from Direction</text:span></text:span></text:p>
      <text:p text:style-name="P5"><text:span text:style-name="Source_20_Text"><text:span text:style-name="T1">left join Musicien on Direction.Code_Musicien = Musicien.Code_Musicien</text:span></text:span></text:p>
      <text:p text:style-name="P5"><text:span text:style-name="Source_20_Text"><text:span text:style-name="T1">right join Enregistrement on Direction.Code_Enregistrement = Enregistrement.Code_Enregistrement</text:span></text:span></text:p>
      <text:p text:style-name="P5"><text:span text:style-name="Source_20_Text"><text:span text:style-name="T1">left outer join Composition on Enregistrement.Code_Composition=Composition.Code_Composition</text:span></text:span></text:p>
      <text:p text:style-name="P7"><text:span text:style-name="Source_20_Text"><text:span text:style-name="T1">where Composition.Titre_Composition like '%Symphonie%'</text:span></text:span></text:p>
      <text:h text:style-name="P3" text:outline-level="1"><text:bookmark text:name="secondepartiecomplmentsdivers"/>Seconde partie</text:h>
      <text:h text:style-name="P2" text:outline-level="1"><text:span text:style-name="T3">1</text:span></text:h>
      <text:p text:style-name="P6"><text:span text:style-name="Source_20_Text"><text:span text:style-name="T1">select Musicien.Pré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Direction on Direction.Code_Musicien = Musicien.Code_Musicien</text:span></text:span></text:p>
      <text:p text:style-name="P5"><text:span text:style-name="Source_20_Text"><text:span text:style-name="T1">intersect</text:span></text:span></text:p>
      <text:p text:style-name="P5"><text:span text:style-name="Source_20_Text"><text:span text:style-name="T1">select Musicien.Prénom_Musicien</text:span></text:span></text:p>
      <text:p text:style-name="P5"><text:span text:style-name="Source_20_Text"><text:span text:style-name="T1">from Musicien</text:span></text:span></text:p>
      <text:p text:style-name="P8"><text:span text:style-name="Source_20_Text"><text:span text:style-name="T1">inner join Interpréter on Interpréter.Code_Musicien = Musicien.Code_Musicien</text:span></text:span></text:p>
      <text:p text:style-name="P8"><text:span text:style-name="T2">2</text:span></text:p>
      <text:p text:style-name="P6"><text:span text:style-name="Source_20_Text"><text:span text:style-name="T1">select Musicien.Pré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Direction on Direction.Code_Musicien = Musicien.Code_Musicien</text:span></text:span></text:p>
      <text:p text:style-name="P5"><text:span text:style-name="Source_20_Text"><text:span text:style-name="T1">union</text:span></text:span></text:p>
      <text:p text:style-name="P5"><text:span text:style-name="Source_20_Text"><text:span text:style-name="T1">select Musicien.Prénom_Musicien</text:span></text:span></text:p>
      <text:p text:style-name="P5"><text:soft-page-break/><text:span text:style-name="Source_20_Text"><text:span text:style-name="T1">from Musicien</text:span></text:span></text:p>
      <text:p text:style-name="P8"><text:span text:style-name="Source_20_Text"><text:span text:style-name="T1">inner join Interpréter on Interpréter.Code_Musicien = Musicien.Code_Musicien</text:span></text:span></text:p>
      <text:p text:style-name="P8"><text:span text:style-name="T2">3</text:span></text:p>
      <text:p text:style-name="P6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Composer on Composer.Code_Musicien = Musicien.Code_Musicien</text:span></text:span></text:p>
      <text:p text:style-name="P5"><text:span text:style-name="Source_20_Text"><text:span text:style-name="T1">intersect</text:span></text:span></text:p>
      <text:p text:style-name="P5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8"><text:span text:style-name="Source_20_Text"><text:span text:style-name="T1">inner join Direction on Direction.Code_Musicien = Musicien.Code_Musicien</text:span></text:span></text:p>
      <text:p text:style-name="P8"><text:span text:style-name="T2">4</text:span></text:p>
      <text:p text:style-name="P6"><text:span text:style-name="Source_20_Text"><text:span text:style-name="T1">select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Composer on Composer.Code_Musicien = Musicien.Code_Musicien</text:span></text:span></text:p>
      <text:p text:style-name="P5"><text:span text:style-name="Source_20_Text"><text:span text:style-name="T1">except</text:span></text:span></text:p>
      <text:p text:style-name="P5"><text:span text:style-name="Source_20_Text"><text:span text:style-name="T1">select Musicien.Nom_Musicien</text:span></text:span></text:p>
      <text:p text:style-name="P5"><text:span text:style-name="Source_20_Text"><text:span text:style-name="T1">from Musicien</text:span></text:span></text:p>
      <text:p text:style-name="P8"><text:span text:style-name="Source_20_Text"><text:span text:style-name="T1">inner join Interpréter on Interpréter.Code_Musicien = Musicien.Code_Musicien</text:span></text:span></text:p>
      <text:p text:style-name="P8"><text:span text:style-name="T2">5</text:span></text:p>
      <text:p text:style-name="P6"><text:span text:style-name="Source_20_Text"><text:span text:style-name="T1">select count(Musicien.Code_Musicien),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group by Musicien.Nom_Musicien, Musicien.Prénom_Musicien</text:span></text:span></text:p>
      <text:p text:style-name="P8"><text:span text:style-name="Source_20_Text"><text:span text:style-name="T1">order by Musicien.Nom_Musicien, Musicien.Prénom_Musicien asc</text:span></text:span></text:p>
      <text:p text:style-name="P8"><text:span text:style-name="T2">6</text:span></text:p>
      <text:p text:style-name="P6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Composer on Composer.Code_Musicien = Musicien.Code_Musicien</text:span></text:span></text:p>
      <text:p text:style-name="P5"><text:span text:style-name="Source_20_Text"><text:span text:style-name="T1">except</text:span></text:span></text:p>
      <text:p text:style-name="P5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Composer on Composer.Code_Musicien = Musicien.Code_Musicien</text:span></text:span></text:p>
      <text:p text:style-name="P5"><text:span text:style-name="Source_20_Text"><text:span text:style-name="T1">inner join Oeuvre on Oeuvre.Code_Oeuvre = Composer.Code_Oeuvre</text:span></text:span></text:p>
      <text:p text:style-name="P5"><text:span text:style-name="Source_20_Text"><text:span text:style-name="T1">inner join Composition_Oeuvre on Composition_Oeuvre.Code_Oeuvre = Oeuvre.Code_Oeuvre</text:span></text:span></text:p>
      <text:p text:style-name="P5"><text:span text:style-name="Source_20_Text"><text:span text:style-name="T1">inner join Composition on Composition.Code_Composition = Composition_Oeuvre.Code_Composition</text:span></text:span></text:p>
      <text:p text:style-name="P8"><text:span text:style-name="Source_20_Text"><text:span text:style-name="T1">where Composition.Titre_Composition like '%Sonate%'</text:span></text:span></text:p>
      <text:p text:style-name="P8"><text:span text:style-name="T2">7</text:span></text:p>
      <text:p text:style-name="P6"><text:span text:style-name="Source_20_Text"><text:span text:style-name="T1">select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except</text:span></text:span></text:p>
      <text:p text:style-name="P5"><text:span text:style-name="Source_20_Text"><text:span text:style-name="T1">select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Composer on Composer.Code_Musicien = Musicien.Code_Musicien </text:span></text:span></text:p>
      <text:p text:style-name="P8"><text:span text:style-name="Source_20_Text"><text:span text:style-name="T1">left outer join Direction on Direction.Code_Musicien = Musicien.Code_Musicien</text:span></text:span></text:p>
      <text:p text:style-name="P8"><text:span text:style-name="T2">8</text:span></text:p>
      <text:p text:style-name="P6"><text:soft-page-break/><text:span text:style-name="Source_20_Text"><text:span text:style-name="T1">select Editeur.Nom_Editeur as 'Nom'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Pays on Pays.Code_Pays = Musicien.Code_Pays</text:span></text:span></text:p>
      <text:p text:style-name="P5"><text:span text:style-name="Source_20_Text"><text:span text:style-name="T1">right outer join Editeur on Editeur.Code_Pays = Pays.Code_Pays</text:span></text:span></text:p>
      <text:p text:style-name="P5"><text:span text:style-name="Source_20_Text"><text:span text:style-name="T1">union</text:span></text:span></text:p>
      <text:p text:style-name="P5"><text:span text:style-name="Source_20_Text"><text:span text:style-name="T1">select Musicien.Nom_Musicien</text:span></text:span></text:p>
      <text:p text:style-name="P8"><text:span text:style-name="Source_20_Text"><text:span text:style-name="T1">from Musicien</text:span></text:span></text:p>
      <text:p text:style-name="P8"><text:span text:style-name="T2">9</text:span></text:p>
      <text:p text:style-name="P6"><text:span text:style-name="Source_20_Text"><text:span text:style-name="T1">select Pays.Nom_Pays</text:span></text:span></text:p>
      <text:p text:style-name="P5"><text:span text:style-name="Source_20_Text"><text:span text:style-name="T1">from Pays</text:span></text:span></text:p>
      <text:p text:style-name="P5"><text:span text:style-name="Source_20_Text"><text:span text:style-name="T1">inner join Musicien on Musicien.Code_Pays = Pays.Code_Pays</text:span></text:span></text:p>
      <text:p text:style-name="P5"><text:span text:style-name="Source_20_Text"><text:span text:style-name="T1">except</text:span></text:span></text:p>
      <text:p text:style-name="P5"><text:span text:style-name="Source_20_Text"><text:span text:style-name="T1">select Pays.Nom_Pays</text:span></text:span></text:p>
      <text:p text:style-name="P5"><text:span text:style-name="Source_20_Text"><text:span text:style-name="T1">from Pays</text:span></text:span></text:p>
      <text:p text:style-name="P8"><text:span text:style-name="Source_20_Text"><text:span text:style-name="T1">inner join Editeur on Editeur.Code_Pays = Pays.Code_Pays</text:span></text:span></text:p>
      <text:p text:style-name="P8"><text:span text:style-name="T2">10</text:span></text:p>
      <text:p text:style-name="P6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Interpréter on Interpréter.Code_Musicien = Musicien.Code_Musicien</text:span></text:span></text:p>
      <text:p text:style-name="P5"><text:span text:style-name="Source_20_Text"><text:span text:style-name="T1">except</text:span></text:span></text:p>
      <text:p text:style-name="P5"><text:span text:style-name="Source_20_Text"><text:span text:style-name="T1">select Musicien.Prénom_Musicien, Musicien.Nom_Musicien</text:span></text:span></text:p>
      <text:p text:style-name="P5"><text:span text:style-name="Source_20_Text"><text:span text:style-name="T1">from Musicien</text:span></text:span></text:p>
      <text:p text:style-name="P5"><text:span text:style-name="Source_20_Text"><text:span text:style-name="T1">inner join Interpréter on Interpréter.Code_Musicien = Musicien.Code_Musicien</text:span></text:span></text:p>
      <text:p text:style-name="P5"><text:span text:style-name="Source_20_Text"><text:span text:style-name="T1">inner join Enregistrement on Enregistrement.Code_Enregistrement = Interpréter.Code_Enregistrement</text:span></text:span></text:p>
      <text:p text:style-name="P5"><text:span text:style-name="Source_20_Text"><text:span text:style-name="T1">inner join Instrument on Instrument.Code_Instrument = Interpréter.Code_Instrument </text:span></text:span></text:p>
      <text:p text:style-name="P7"><text:span text:style-name="Source_20_Text"><text:span text:style-name="T1">where Instrument.Nom_Instrument not like '%Piano%' and Enregistrement.Titre not like '%Piano%'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5:34:05.744000000</meta:creation-date>
    <dc:date>2020-12-12T15:37:21.013000000</dc:date>
    <meta:editing-duration>PT3M16S</meta:editing-duration>
    <meta:editing-cycles>1</meta:editing-cycles>
    <meta:document-statistic meta:table-count="0" meta:image-count="0" meta:object-count="0" meta:page-count="4" meta:paragraph-count="140" meta:word-count="548" meta:character-count="5987" meta:non-whitespace-character-count="5576"/>
    <meta:generator>LibreOffice/7.0.1.2$Windows_X86_64 LibreOffice_project/7cbcfc562f6eb6708b5ff7d7397325de9e764452</meta:generator>
  </office:meta>
</office:document-meta>
</file>